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Standard">
      <style:text-properties officeooo:paragraph-rsid="10708155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Footnote">
      <style:text-properties officeooo:paragraph-rsid="10b3db8e"/>
    </style:style>
    <style:style style:name="P55" style:family="paragraph" style:parent-style-name="Standard">
      <style:text-properties officeooo:paragraph-rsid="10b573ec"/>
    </style:style>
    <style:style style:name="P56" style:family="paragraph" style:parent-style-name="Standard">
      <style:text-properties officeooo:paragraph-rsid="10b6b51a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 style:list-style-name="L1">
      <style:paragraph-properties fo:break-before="page"/>
      <style:text-properties officeooo:paragraph-rsid="0b0ddd8e"/>
    </style:style>
    <style:style style:name="P6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fo:font-weight="normal" officeooo:rsid="10bb1f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809f9" style:font-size-asian="12pt" style:font-size-complex="12pt"/>
    </style:style>
    <style:style style:name="T1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b809af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style:font-size-asian="12pt" style:font-size-complex="12pt"/>
    </style:style>
    <style:style style:name="T1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1" style:family="text">
      <style:text-properties officeooo:rsid="04473353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b1f6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officeooo:rsid="0aace3cd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3db8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officeooo:rsid="0f8f58bd"/>
    </style:style>
    <style:style style:name="T242" style:family="text">
      <style:text-properties officeooo:rsid="0f95a7a0"/>
    </style:style>
    <style:style style:name="T243" style:family="text">
      <style:text-properties officeooo:rsid="105c8aaa"/>
    </style:style>
    <style:style style:name="T244" style:family="text">
      <style:text-properties fo:font-size="12pt" style:font-size-asian="12pt" style:font-size-complex="12pt"/>
    </style:style>
    <style:style style:name="T245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7"><text:span text:style-name="T132">C</text:span><text:span text:style-name="T131">hecklist voor </text:span><text:span text:style-name="T133">de installatie</text:span><text:span text:style-name="T131"> van </text:span><text:span text:style-name="T137"><text:user-field-get text:name="Distro">AlmaLinux</text:user-field-get></text:span><text:span text:style-name="T138"><text:s/></text:span><text:span text:style-name="T137"><text:user-field-get text:name="Version">8.10</text:user-field-get></text:span><text:span text:style-name="T135"><text:note text:id="ftn1" text:note-class="footnote"><text:note-citation>1</text:note-citation><text:note-body><text:p text:style-name="P54"><text:span text:style-name="T219">D</text:span><text:span text:style-name="T216">eze </text:span><text:span text:style-name="T224"><text:user-field-get text:name="Distro">AlmaLinux</text:user-field-get></text:span><text:span text:style-name="T217"><text:s/></text:span><text:span text:style-name="T225"><text:user-field-get text:name="Version">8.10</text:user-field-get></text:span><text:span text:style-name="T225"><text:s/></text:span><text:span text:style-name="T226">Server</text:span><text:span text:style-name="T216"> </text:span><text:span text:style-name="T222">van </text:span><text:span text:style-name="T223">17 april</text:span><text:span text:style-name="T222"> 2024 </text:span><text:span text:style-name="T216">wordt ondersteund tot </text:span><text:span text:style-name="T223">3</text:span><text:span text:style-name="T221">1 </text:span><text:span text:style-name="T220">mei</text:span><text:span text:style-name="T216"> 202</text:span><text:span text:style-name="T218">9</text:span><text:span text:style-name="T216">.</text:span></text:p></text:note-body></text:note></text:span><text:span text:style-name="T136"><text:s/></text:span><text:span text:style-name="T139">Server</text:span><text:span text:style-name="T134">.</text:span></text:p>
      <text:p text:style-name="P8"/>
      <text:p text:style-name="P9"/>
      <text:p text:style-name="P44">Vul het tekstvak achter &lt;...&gt; in</text:p>
      <text:p text:style-name="P3"><text:span text:style-name="T21">&lt;</text:span><text:span text:style-name="T204">g</text:span><text:span text:style-name="T10">ebruiker</text:span><text:span text:style-name="T189">&gt;</text:span><text:span text:style-name="T196"><text:tab/><text:tab/></text:span><text:span text:style-name="T210"> <text:tab/><text:tab/></text:span><text:span text:style-name="T197"><draw:control text:anchor-type="as-char" svg:y="-0.4cm" draw:z-index="7" draw:name="Gebruiker 2" draw:style-name="gr2" draw:text-style-name="P65" svg:width="6.002cm" svg:height="0.5cm" draw:control="control6"><svg:title>Gebruiker</svg:title><svg:desc>Volledige naam, bijv. Jan Stek</svg:desc></draw:control></text:span><text:span text:style-name="T197"><text:tab/></text:span><text:span text:style-name="T198">b</text:span><text:span text:style-name="T234">ijv.</text:span><text:span text:style-name="T199"> </text:span><text:span text:style-name="T208">J</text:span><text:span text:style-name="T209">a</text:span><text:span text:style-name="T208">n </text:span><text:span text:style-name="T209">Jansen</text:span></text:p>
      <text:p text:style-name="P46"><text:span text:style-name="T10">&lt;</text:span><text:span text:style-name="T202">g</text:span><text:span text:style-name="T13">ebruikersnaam</text:span><text:span text:style-name="T189">&gt;</text:span><text:span text:style-name="T13"><text:tab/></text:span><text:span text:style-name="T201"><draw:control text:anchor-type="as-char" svg:y="-0.4cm" draw:z-index="8" draw:name="Gberuikersnaam 3" draw:style-name="gr2" draw:text-style-name="P65" svg:width="6.002cm" svg:height="0.5cm" draw:control="control7"><svg:title>Gebruikersnaam</svg:title><svg:desc>Korte naam, bijv. jan</svg:desc></draw:control></text:span><text:span text:style-name="T201"><text:tab/></text:span><text:span text:style-name="T203">b</text:span><text:span text:style-name="T237">ijv.</text:span><text:span text:style-name="T5"> </text:span><text:span text:style-name="T151">j</text:span><text:span text:style-name="T152">a</text:span><text:span text:style-name="T151">n</text:span></text:p>
      <text:p text:style-name="P2"><text:span text:style-name="T10">&lt;</text:span><text:span text:style-name="T11">computernaam</text:span><text:span text:style-name="T189">&gt;</text:span><text:span text:style-name="T205"><text:tab/><text:tab/></text:span><text:span text:style-name="T13"><draw:control text:anchor-type="as-char" svg:y="-0.4cm" draw:z-index="9" draw:name="Computernaam 1" draw:style-name="gr2" draw:text-style-name="P65" svg:width="6.002cm" svg:height="0.5cm" draw:control="control8"><svg:title>Computernaam</svg:title><svg:desc>Unieke naam van de computer</svg:desc></draw:control></text:span><text:span text:style-name="T13"><text:tab/></text:span><text:span text:style-name="T15">b</text:span><text:span text:style-name="T236">ijv.</text:span><text:span text:style-name="T190"> </text:span><text:span text:style-name="T195">pc02</text:span></text:p>
      <text:p text:style-name="P3"><text:span text:style-name="T21">&lt;</text:span><text:span text:style-name="T204">g</text:span><text:span text:style-name="T10">ebruiker</text:span><text:span text:style-name="T189">&gt;<text:tab/></text:span><text:span text:style-name="T191"><text:tab/></text:span><text:span text:style-name="T210"> <text:tab/><text:tab/></text:span><text:span text:style-name="T197"><draw:control text:anchor-type="as-char" svg:y="-0.4cm" draw:z-index="10" draw:name="Gebruiker 3" draw:style-name="gr2" draw:text-style-name="P65" svg:width="6.002cm" svg:height="0.5cm" draw:control="control9"><svg:title>Gebruiker</svg:title><svg:desc>Volledige naam, bijv. Jan Stek</svg:desc></draw:control></text:span><text:span text:style-name="T197"><text:tab/></text:span><text:span text:style-name="T198">e</text:span><text:span text:style-name="T235">vt.</text:span><text:span text:style-name="T200"> extra gebruikers</text:span></text:p>
      <text:p text:style-name="P48"><text:span text:style-name="T21">&lt;</text:span><text:span text:style-name="T204">g</text:span><text:span text:style-name="T10">ebruikersnaam</text:span><text:span text:style-name="T189">&gt;<text:tab/></text:span><text:span text:style-name="T201"><draw:control text:anchor-type="as-char" svg:y="-0.4cm" draw:z-index="11" draw:name="Gberuikersnaam 4" draw:style-name="gr2" draw:text-style-name="P65" svg:width="6.002cm" svg:height="0.5cm" draw:control="control10"><svg:title>Gebruikersnaam</svg:title><svg:desc>Korte naam, bijv. jan</svg:desc></draw:control></text:span><text:span text:style-name="T201"><text:tab/></text:span><text:span text:style-name="T203">e</text:span><text:span text:style-name="T238">vt.</text:span><text:span text:style-name="T192"> extra gebruikers</text:span></text:p>
      <text:p text:style-name="P45"><text:span text:style-name="T245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9">Nog niet op Linux?</text:span></text:span><text:span text:style-name="T143"><text:tab/></text:span><text:span text:style-name="T147">G</text:span><text:span text:style-name="T144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4"> op </text:span><text:a xlink:type="simple" xlink:href="https://karelzimer.nl/nl" text:style-name="Internet_20_link" text:visited-style-name="Visited_20_Internet_20_Link"><text:span text:style-name="Internet_20_link"><text:span text:style-name="T4">karelzimmer.nl/nl</text:span></text:span></text:a><text:span text:style-name="T146">.</text:span></text:p>
      <text:p text:style-name="P20"><text:span text:style-name="Strong_20_Emphasis"><text:span text:style-name="T121">Nieuwe installatie?</text:span></text:span><text:span text:style-name="T116"><text:tab/></text:span><text:span text:style-name="T118">B</text:span><text:span text:style-name="T116">egin bij hoofdstuk </text:span><text:span text:style-name="Strong_20_Emphasis"><text:span text:style-name="T121"><text:bookmark-ref text:reference-format="page" text:ref-name="__RefNumPara__4009_1271708128">2</text:bookmark-ref></text:span></text:span><text:span text:style-name="Strong_20_Emphasis"><text:span text:style-name="T121"><text:s text:c="2"/></text:span></text:span><text:span text:style-name="Strong_20_Emphasis"><text:span text:style-name="T122"><text:bookmark-ref text:reference-format="text" text:ref-name="__RefNumPara__4009_1271708128">Installatie uitvoeren</text:bookmark-ref></text:span></text:span><text:span text:style-name="T117">.</text:span></text:p>
      <text:p text:style-name="P15"/>
      <text:p text:style-name="P15"/>
      <text:list text:style-name="L1">
        <text:list-item>
          <text:p text:style-name="P60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4" draw:name="Vorm3_0" draw:style-name="gr1" draw:text-style-name="P6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5" draw:name="Vorm3_ 2" draw:style-name="gr1" draw:text-style-name="P6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9">Aanmelden als </text:span><text:span text:style-name="T22">&lt;</text:span><text:span text:style-name="T207">g</text:span><text:span text:style-name="T6">ebruiker</text:span><text:span text:style-name="T193">&gt;</text:span><text:span text:style-name="T7"><text:note text:id="ftn2" text:note-class="footnote"><text:note-citation>2</text:note-citation><text:note-body><text:p text:style-name="P29"><text:span text:style-name="T79">E</text:span><text:span text:style-name="T90">v</text:span><text:span text:style-name="T91">en</text:span><text:span text:style-name="T93">t</text:span><text:span text:style-name="T94">uele </text:span><text:span text:style-name="T95">extra </text:span><text:span text:style-name="T239">gebruiker</text:span><text:span text:style-name="T88">s</text:span><text:span text:style-name="T95"> aanmelden </text:span><text:span text:style-name="T96">en dezelfde stappen uitvoeren</text:span><text:span text:style-name="T92">.</text:span></text:p></text:note-body></text:note></text:span><text:span text:style-name="T40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2" draw:name="Vorm4" draw:style-name="gr1" draw:text-style-name="P64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1"><text:span text:style-name="T78">Typ: </text:span><text:span text:style-name="User_20_Entry"><text:span text:style-name="T10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3" draw:name="Vorm 3" draw:style-name="gr1" draw:text-style-name="P6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4" draw:name="Vorm 4" draw:style-name="gr1" draw:text-style-name="P64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2"><text:span text:style-name="T78">Typ: </text:span><text:span text:style-name="User_20_Entry"><text:span text:style-name="T10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D7" office:value-type="string">
            <text:p text:style-name="P40"><text:span text:style-name="T48">Selecteer</text:span><text:span text:style-name="T43"> </text:span><text:span text:style-name="Strong_20_Emphasis"><text:span text:style-name="T30">1</text:span></text:span><text:span text:style-name="T60"> </text:span><text:span text:style-name="T61">Installatie voorbereiden</text:span><text:span text:style-name="T47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9"><text:bookmark-start text:name="__RefNumPara__4009_1271708128"/><text:span text:style-name="Strong_20_Emphasis"><text:span text:style-name="T15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4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4">Start de computer op vanaf</text:span><text:span text:style-name="T154"><text:note text:id="ftn3" text:note-class="footnote"><text:note-citation>1</text:note-citation><text:note-body><text:p text:style-name="P47"><text:span text:style-name="T100">B</text:span><text:span text:style-name="T101">ootmenu/</text:span><text:span text:style-name="T100">S</text:span><text:span text:style-name="T101">etup</text:span><text:span text:style-name="T99"> via </text:span><text:span text:style-name="T97">é</text:span><text:span text:style-name="T98">é</text:span><text:span text:style-name="T100">n van de </text:span><text:span text:style-name="T102">Veelgebruikte toetsen:</text:span><text:span text:style-name="T104"> </text:span><text:span text:style-name="T113">Esc</text:span><text:span text:style-name="T104">, </text:span><text:span text:style-name="T113">Delete</text:span><text:span text:style-name="T104">, </text:span><text:span text:style-name="T113">F1</text:span><text:span text:style-name="T104">, </text:span><text:span text:style-name="T113">F2</text:span><text:span text:style-name="T104">, </text:span><text:span text:style-name="T113">F9</text:span><text:span text:style-name="T104">, </text:span><text:span text:style-name="T113">F10</text:span><text:span text:style-name="T104">, </text:span><text:span text:style-name="T113">F11</text:span><text:span text:style-name="T104">, of </text:span><text:span text:style-name="T113">F12</text:span></text:p></text:note-body></text:note></text:span><text:span text:style-name="T154"> </text:span><text:span text:style-name="T155">een </text:span><text:span text:style-name="T140"><text:user-field-get text:name="Distro">AlmaLinux</text:user-field-get></text:span><text:span text:style-name="T153"><text:s/></text:span><text:span text:style-name="T141"><text:user-field-get text:name="Version">8.10</text:user-field-get></text:span><text:span text:style-name="T141"><text:s/></text:span><text:span text:style-name="T142">Server</text:span><text:span text:style-name="T72"> </text:span><text:span text:style-name="T73">L</text:span><text:span text:style-name="T74">ive</text:span><text:span text:style-name="T74"><text:note text:id="ftn4" text:note-class="footnote"><text:note-citation>2</text:note-citation><text:note-body><text:p text:style-name="P39"><text:span text:style-name="T211">Vanaf ee</text:span>n <text:span text:style-name="T242">L</text:span>ive <text:span text:style-name="T241">USB</text:span><text:span text:style-name="T215">-stick</text:span><text:span text:style-name="T19"> </text:span>kunt <text:span text:style-name="T211">u opstarten en</text:span> <text:span text:style-name="T17">met </text:span><text:span text:style-name="T156"><text:user-field-get text:name="Distro">AlmaLinux</text:user-field-get></text:span><text:span text:style-name="T156"><text:s/></text:span>werken zonder enige bestanden op de harde schijf te wijzigen en maakt ook installatie van <text:span text:style-name="T156"><text:user-field-get text:name="Distro">AlmaLinux</text:user-field-get></text:span><text:span text:style-name="T156"><text:s/></text:span>mogelijk.</text:p></text:note-body></text:note></text:span><text:span text:style-name="T74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53"><text:span text:style-name="T87">Maak een opstartbare USB-stick</text:span><text:span text:style-name="T85">:<text:line-break/></text:span><text:span text:style-name="T80">Download </text:span><text:span text:style-name="T81">een </text:span><text:span text:style-name="Sterk_20_accent_20_voetnoot"><text:span text:style-name="T111">AlmaL</text:span></text:span><text:span text:style-name="Sterk_20_accent_20_voetnoot"><text:span text:style-name="T109">inux </text:span></text:span><text:span text:style-name="Sterk_20_accent_20_voetnoot"><text:span text:style-name="T112">OS </text:span></text:span><text:span text:style-name="Sterk_20_accent_20_voetnoot"><text:span text:style-name="T109"><text:user-field-get text:name="Version">8.10</text:user-field-get></text:span></text:span><text:span text:style-name="Sterk_20_accent_20_voetnoot"><text:span text:style-name="T109"><text:s/></text:span></text:span><text:span text:style-name="Sterk_20_accent_20_voetnoot"><text:span text:style-name="T110">DVD ISO</text:span></text:span><text:span text:style-name="Sterk_20_accent_20_voetnoot"><text:span text:style-name="T83"> </text:span></text:span><text:span text:style-name="T82">vanaf </text:span><text:a xlink:type="simple" xlink:href="https://almalinux.org/" text:style-name="Internet_20_link" text:visited-style-name="Visited_20_Internet_20_Link"><text:span text:style-name="Strong_20_Emphasis"><text:span text:style-name="T213">almalinux.org</text:span></text:span></text:a><text:span text:style-name="T103">.</text:span><text:span text:style-name="Strong_20_Emphasis"><text:span text:style-name="T114"><text:line-break/></text:span></text:span><text:span text:style-name="T84">De </text:span><text:span text:style-name="T86">ver</text:span><text:span text:style-name="T84">volgstappen staan beschreven in </text:span><text:span text:style-name="Sterk_20_accent_20_voetnoot"><text:span text:style-name="T32">Linux informatie</text:span></text:span><text:span text:style-name="T84">, te vinden op </text:span><text:a xlink:type="simple" xlink:href="https://karelzimmer.nl/nl" text:style-name="Internet_20_link" text:visited-style-name="Visited_20_Internet_20_Link"><text:span text:style-name="T214">karelzimmer.nl/nl</text:span></text:a><text:span text:style-name="T84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55"><text:span text:style-name="T48">Selecteer</text:span><text:span text:style-name="T36"> </text:span><text:span text:style-name="Strong_20_Emphasis"><text:span text:style-name="T25">Install</text:span></text:span><text:span text:style-name="Strong_20_Emphasis"><text:span text:style-name="T37"> </text:span></text:span><text:span text:style-name="Strong_20_Emphasis"><text:span text:style-name="T26"><text:user-field-get text:name="Distro">AlmaLinux</text:user-field-get></text:span></text:span><text:span text:style-name="Strong_20_Emphasis"><text:span text:style-name="T28"><text:s/></text:span></text:span><text:span text:style-name="Strong_20_Emphasis"><text:span text:style-name="T27"><text:user-field-get text:name="Version">8.10</text:user-field-get></text:span></text:span><text:span text:style-name="T34"><text:s/></text:span><text:span text:style-name="T53">en druk op de </text:span><text:span text:style-name="T29">Enter</text:span><text:span text:style-name="T50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4" svg:width="0.35cm" svg:height="0.35cm" draw:control="control24"/></text:span></text:p>
          </table:table-cell>
          <table:table-cell table:style-name="_32_._5f_Installatie_5f_uitvoeren.C1" office:value-type="string">
            <text:p text:style-name="P56"><text:span text:style-name="T177">Bij</text:span><text:span text:style-name="T178"> </text:span><text:span text:style-name="Strong_20_Emphasis"><text:span text:style-name="T179">WELCOME TO </text:span></text:span><text:span text:style-name="Strong_20_Emphasis"><text:span text:style-name="T180">ALMA</text:span></text:span><text:span text:style-name="Strong_20_Emphasis"><text:span text:style-name="T179">LINUX </text:span></text:span><text:span text:style-name="Strong_20_Emphasis"><text:span text:style-name="T188"><text:user-field-get text:name="Version">8.10</text:user-field-get></text:span></text:span><text:span text:style-name="T181"><text:s/>select</text:span><text:span text:style-name="T182">eer</text:span><text:span text:style-name="T183"> </text:span><text:span text:style-name="Strong_20_Emphasis"><text:span text:style-name="T186">Nederlands</text:span></text:span><text:span text:style-name="T183"> en klik</text:span><text:span text:style-name="T184"> </text:span><text:span text:style-name="T183">op</text:span><text:span text:style-name="T185"> </text:span><text:span text:style-name="Strong_20_Emphasis"><text:span text:style-name="T175">Doorgaa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4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5">Onder</text:span><text:span text:style-name="T161"> </text:span><text:span text:style-name="Strong_20_Emphasis"><text:span text:style-name="T165">GEBRUIKERSINSTELLINGEN </text:span></text:span><text:span text:style-name="T165">klik op </text:span><text:span text:style-name="T171">Gebruiker aanmake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43">Vul in </text:span><text:span text:style-name="Strong_20_Emphasis"><text:span text:style-name="T71">Volledige naam</text:span></text:span><text:span text:style-name="T55"> </text:span><text:span text:style-name="T21">&lt;</text:span><text:span text:style-name="T204">g</text:span><text:span text:style-name="T10">ebruiker</text:span><text:span text:style-name="T189">&gt;</text:span><text:span text:style-name="T56">, <text:line-break/></text:span><text:span text:style-name="Strong_20_Emphasis"><text:span text:style-name="T71">Gebruikersnaam</text:span></text:span><text:span text:style-name="T55"> &lt;</text:span><text:span text:style-name="T8">gebruikersnaam&gt;</text:span><text:span text:style-name="T55">,</text:span></text:p>
            <text:p text:style-name="Standard"><text:span text:style-name="T58">vink aan </text:span><text:span text:style-name="Strong_20_Emphasis"><text:span text:style-name="T115">Maak deze gebruiker beheerde</text:span></text:span><text:span text:style-name="T68">r</text:span><text:span text:style-name="T58">,</text:span></text:p>
            <text:p text:style-name="Standard"><text:span text:style-name="T57">g</text:span><text:span text:style-name="T58">eef tweemaal een </text:span><text:span text:style-name="Strong_20_Emphasis"><text:span text:style-name="T71">wachtwoord</text:span></text:span><text:span text:style-name="T58"> </text:span><text:span text:style-name="T59">en k</text:span><text:span text:style-name="T58">lik op </text:span><text:span text:style-name="Strong_20_Emphasis"><text:span text:style-name="T68">Klaar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4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Installatiebestemming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7">Controleer </text:span><text:span text:style-name="T38">de </text:span><text:span text:style-name="T67">Apparaatselectie </text:span><text:span text:style-name="T37">en klik op </text:span><text:span text:style-name="T66">Klaar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4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Netwerk &amp; hostnaam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0">Verplaats</text:span><text:span text:style-name="T166"> </text:span><text:span text:style-name="T169">de </text:span><text:span text:style-name="T166">schuif</text:span><text:span text:style-name="T169">regelaar</text:span><text:span text:style-name="T166"> achter de netwerkadapter </text:span><text:span text:style-name="T169">van </text:span><text:span text:style-name="T174">UIT</text:span><text:span text:style-name="T169"> naar</text:span><text:span text:style-name="T166"> </text:span><text:span text:style-name="T172">AAN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4">V</text:span><text:span text:style-name="T162">ul </text:span><text:span text:style-name="T163">in </text:span><text:span text:style-name="Strong_20_Emphasis"><text:span text:style-name="T166">Hostnaam</text:span></text:span><text:span text:style-name="T12"> &lt;</text:span><text:span text:style-name="T14">computernaam&gt;</text:span><text:span text:style-name="T158"> </text:span><text:span text:style-name="T160">en klik op </text:span><text:span text:style-name="Strong_20_Emphasis"><text:span text:style-name="T172">Toepasse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6">K</text:span><text:span text:style-name="T165">lik op </text:span><text:span text:style-name="T171">Klaar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4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8">O</text:span><text:span text:style-name="T165">nder </text:span><text:span text:style-name="T171">SOFTWARE</text:span><text:span text:style-name="T165"> </text:span><text:span text:style-name="T168">klik </text:span><text:span text:style-name="T165">op </text:span><text:span text:style-name="T173">Software selectie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7">Selecteer </text:span><text:span text:style-name="T173">Server</text:span><text:span text:style-name="T167"> en klik op </text:span><text:span text:style-name="T173">Klaar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4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7">Klik op </text:span><text:span text:style-name="Strong_20_Emphasis"><text:span text:style-name="T176">Begin installatie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4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6">Systeem herstarten</text:span><text:span text:style-name="T244">.</text:span></text:p>
          </table:table-cell>
        </table:table-row>
      </table:table>
      <text:p text:style-name="P22"><text:span text:style-name="Strong_20_Emphasis"><text:span text:style-name="T54"/></text:span></text:p>
      <text:list text:continue-numbering="true" text:style-name="L1">
        <text:list-item>
          <text:p text:style-name="P58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2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2"><draw:control text:anchor-type="as-char" draw:z-index="2" draw:name="Vorm24" draw:style-name="gr1" draw:text-style-name="P64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5">Aanmelden als </text:span><text:span text:style-name="T23">&lt;</text:span><text:span text:style-name="T206">g</text:span><text:span text:style-name="T9">ebruiker</text:span><text:span text:style-name="T194">&gt;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5" draw:name="Vorm 5" draw:style-name="gr1" draw:text-style-name="P64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8">Typ: </text:span><text:span text:style-name="User_20_Entry"><text:span text:style-name="T10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6" draw:name="Vorm 7" draw:style-name="gr1" draw:text-style-name="P64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8">Typ: </text:span><text:span text:style-name="User_20_Entry"><text:span text:style-name="T108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1"/></text:span></text:p>
          </table:table-cell>
          <table:table-cell table:style-name="_33_._5f_Installatie_5f_afronden.C7" office:value-type="string">
            <text:p text:style-name="Standard"><text:span text:style-name="T48">Selecteer</text:span><text:span text:style-name="T44"> </text:span><text:span text:style-name="Strong_20_Emphasis"><text:span text:style-name="T31">3</text:span></text:span><text:span text:style-name="T62"> </text:span><text:span text:style-name="T63">Installatie</text:span><text:span text:style-name="T64"> </text:span><text:span text:style-name="T65">afronden</text:span><text:span text:style-name="T47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23"><text:span text:style-name="Strong_20_Emphasis"><text:span text:style-name="T35"/></text:span></text:p>
      <text:list text:continue-numbering="true" text:style-name="L1">
        <text:list-item>
          <text:p text:style-name="P61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2"><draw:control text:anchor-type="as-char" draw:z-index="3" draw:name="Vorm40_0" draw:style-name="gr1" draw:text-style-name="P64" svg:width="0.35cm" svg:height="0.35cm" draw:control="control2"/></text:span></text:p>
          </table:table-cell>
          <table:table-cell table:style-name="Tabel2.A1" office:value-type="string">
            <text:p text:style-name="P34"><text:span text:style-name="T52"><draw:control text:anchor-type="as-char" draw:z-index="6" draw:name="Vorm40_ 1" draw:style-name="gr1" draw:text-style-name="P64" svg:width="0.35cm" svg:height="0.35cm" draw:control="control5"/></text:span></text:p>
          </table:table-cell>
          <table:table-cell table:style-name="Tabel2.D1" office:value-type="string">
            <text:p text:style-name="P14"><text:span text:style-name="T35">Aanmelden als </text:span><text:span text:style-name="T23">&lt;</text:span><text:span text:style-name="T206">g</text:span><text:span text:style-name="T9">ebruiker</text:span><text:span text:style-name="T194">&gt;</text:span><text:span text:style-name="T45"><text:note text:id="ftn6" text:note-class="footnote"><text:note-citation>1</text:note-citation><text:note-body><text:p text:style-name="P30"><text:span text:style-name="T105">E</text:span><text:span text:style-name="T107">ventuele extra </text:span><text:span text:style-name="T240">gebruiker</text:span><text:span text:style-name="T106">s</text:span><text:span text:style-name="T107"> aanmelden en dezelfde stappen uitvoeren.</text:span></text:p></text:note-body></text:note></text:span><text:span text:style-name="T35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2"><draw:control text:anchor-type="as-char" draw:z-index="17" draw:name="Vorm 8" draw:style-name="gr1" draw:text-style-name="P64" svg:width="0.35cm" svg:height="0.35cm" draw:control="control16"/></text:span></text:p>
          </table:table-cell>
          <table:table-cell table:style-name="Tabel2.A1" office:value-type="string">
            <text:p text:style-name="P37"><text:span text:style-name="T52"><draw:control text:anchor-type="as-char" draw:z-index="18" draw:name="Vorm 9" draw:style-name="gr1" draw:text-style-name="P64" svg:width="0.35cm" svg:height="0.35cm" draw:control="control17"/></text:span></text:p>
          </table:table-cell>
          <table:table-cell table:style-name="Tabel2.D3" office:value-type="string">
            <text:p text:style-name="P43"><text:span text:style-name="T78">Typ: </text:span><text:span text:style-name="User_20_Entry"><text:span text:style-name="T108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8">Selecteer</text:span><text:span text:style-name="T44"> </text:span><text:span text:style-name="Strong_20_Emphasis"><text:span text:style-name="T31">4</text:span></text:span><text:span text:style-name="T62"> </text:span><text:span text:style-name="T49">Gebruiker inrichten</text:span><text:span text:style-name="T47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10"><text:span text:style-name="T46"/></text:p>
      <text:p text:style-name="P52"/>
      <text:p text:style-name="P19"><text:span text:style-name="T123">E</text:span><text:span text:style-name="T124">inde c</text:span><text:span text:style-name="T125">hecklist, </text:span><text:span text:style-name="T126">d</text:span><text:span text:style-name="T125">e installatie van </text:span><text:span text:style-name="T129"><text:user-field-get text:name="Distro">AlmaLinux</text:user-field-get></text:span><text:span text:style-name="T127"><text:s/></text:span><text:span text:style-name="T128"><text:user-field-get text:name="Version">8.10</text:user-field-get></text:span><text:span text:style-name="T128"><text:s/></text:span><text:span text:style-name="T130">Server</text:span><text:span text:style-name="T33"> </text:span><text:span text:style-name="T125">is voltooid.</text:span></text:p>
      <text:p text:style-name="P4"/>
      <text:list text:style-name="L2">
        <text:list-header>
          <text:p text:style-name="P62"><text:span text:style-name="T229">Geschreven door </text:span><text:a xlink:type="simple" xlink:href="mailto:info@karelzimmer.nl?subject=Checklist%20installatie%20Linux" text:style-name="Internet_20_link" text:visited-style-name="Visited_20_Internet_20_Link"><text:span text:style-name="T230">Karel Zimmer</text:span></text:a><text:span text:style-name="T231">.</text:span></text:p>
          <text:p text:style-name="P63"><text:span text:style-name="T233">Licentie </text:span><text:span text:style-name="T231">C</text:span><text:span text:style-name="T232">C0</text:span><text:span text:style-name="T231"> 1.0 </text:span><text:span text:style-name="T22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8"><text:s/></text:span><text:span text:style-name="T22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server</text:file-name></text:span><text:span text:style-name="MT2"><text:tab/><text:tab/></text:span><text:span text:style-name="MT1"><text:date style:data-style-name="N36" text:date-value="2025-04-05T14:22:36.192234903">05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2:36.037699151</dc:date>
    <meta:keyword>Installatie</meta:keyword>
    <meta:keyword>Checklist</meta:keyword>
    <meta:keyword>Linux</meta:keyword>
    <meta:editing-cycles>6997</meta:editing-cycles>
    <meta:editing-duration>P12DT13H47M10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392" meta:character-count="2713" meta:non-whitespace-character-count="2365"/>
    <meta:user-defined meta:name="Info 1"/>
    <meta:user-defined meta:name="Info 2"/>
    <meta:user-defined meta:name="Info 3"/>
    <meta:user-defined meta:name="Info 4"/>
  </office:meta>
</office:document-meta>
</file>